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cc99" draw:textarea-horizontal-align="justify" draw:textarea-vertical-align="middle" draw:auto-grow-height="false"/>
    </style:style>
    <style:style style:name="gr2" style:family="graphic" style:parent-style-name="standard">
      <style:graphic-properties draw:fill="solid" draw:fill-color="#aecf00" draw:textarea-horizontal-align="justify" draw:textarea-vertical-align="middle" draw:auto-grow-height="false"/>
    </style:style>
    <style:style style:name="gr3" style:family="graphic" style:parent-style-name="objectwithoutfill">
      <style:graphic-properties draw:marker-start="Arrow" draw:marker-start-width="0.3cm" draw:marker-end="Arrow" draw:marker-end-width="0.3cm" draw:fill="none" draw:fill-color="#ffffff" draw:textarea-vertical-align="middle"/>
    </style:style>
    <style:style style:name="gr4" style:family="graphic" style:parent-style-name="standard">
      <style:graphic-properties draw:fill="solid" draw:fill-color="#e6e6ff"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fo:min-height="0cm" fo:min-width="0cm" fo:wrap-option="no-wrap"/>
    </style:style>
    <style:style style:name="gr6" style:family="graphic" style:parent-style-name="standard">
      <style:graphic-properties draw:fill="solid" draw:fill-color="#83caff" draw:textarea-horizontal-align="justify" draw:textarea-vertical-align="middle" draw:auto-grow-height="false"/>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429cm" svg:height="2.413cm" svg:x="4.048cm" svg:y="3.189cm">
          <text:p text:style-name="P1">Apache</text:p>
          <text:p text:style-name="P1">snap.cgi</text:p>
          <text:p text:style-name="P1"><text:span text:style-name="T1">(server A)</text:span></text:p>
          <draw:enhanced-geometry svg:viewBox="0 0 21600 21600" draw:type="rectangle" draw:enhanced-path="M 0 0 L 21600 0 21600 21600 0 21600 0 0 Z N"/>
        </draw:custom-shape>
        <draw:custom-shape draw:style-name="gr1" draw:text-style-name="P1" xml:id="id5" draw:id="id5" draw:layer="layout" svg:width="3.429cm" svg:height="2.413cm" svg:x="12.811cm" svg:y="3.189cm">
          <text:p text:style-name="P1">Apache</text:p>
          <text:p text:style-name="P1">snap.cgi</text:p>
          <text:p text:style-name="P1"><text:span text:style-name="T1">(server B)</text:span></text:p>
          <draw:enhanced-geometry svg:viewBox="0 0 21600 21600" draw:type="rectangle" draw:enhanced-path="M 0 0 L 21600 0 21600 21600 0 21600 0 0 Z N"/>
        </draw:custom-shape>
        <draw:custom-shape draw:style-name="gr2" draw:text-style-name="P1" xml:id="id2" draw:id="id2" draw:layer="layout" svg:width="3.429cm" svg:height="2.159cm" svg:x="1.254cm" svg:y="7.253cm">
          <text:p text:style-name="P1">snapserver</text:p>
          <text:p text:style-name="P1"><text:span text:style-name="T1">(server A1)</text:span></text:p>
          <draw:enhanced-geometry svg:viewBox="0 0 21600 21600" draw:type="rectangle" draw:enhanced-path="M 0 0 L 21600 0 21600 21600 0 21600 0 0 Z N"/>
        </draw:custom-shape>
        <draw:custom-shape draw:style-name="gr2" draw:text-style-name="P1" xml:id="id3" draw:id="id3" draw:layer="layout" svg:width="3.429cm" svg:height="2.159cm" svg:x="3.286cm" svg:y="10.047cm">
          <text:p text:style-name="P1">snapserver</text:p>
          <text:p text:style-name="P1"><text:span text:style-name="T1">(server A2)</text:span></text:p>
          <draw:enhanced-geometry svg:viewBox="0 0 21600 21600" draw:type="rectangle" draw:enhanced-path="M 0 0 L 21600 0 21600 21600 0 21600 0 0 Z N"/>
        </draw:custom-shape>
        <draw:custom-shape draw:style-name="gr2" draw:text-style-name="P1" xml:id="id4" draw:id="id4" draw:layer="layout" svg:width="3.429cm" svg:height="2.159cm" svg:x="5.572cm" svg:y="12.587cm">
          <text:p text:style-name="P1">snapserver</text:p>
          <text:p text:style-name="P1"><text:span text:style-name="T1">(server A3)</text:span></text:p>
          <draw:enhanced-geometry svg:viewBox="0 0 21600 21600" draw:type="rectangle" draw:enhanced-path="M 0 0 L 21600 0 21600 21600 0 21600 0 0 Z N"/>
        </draw:custom-shape>
        <draw:custom-shape draw:style-name="gr2" draw:text-style-name="P1" xml:id="id6" draw:id="id6" draw:layer="layout" svg:width="3.429cm" svg:height="2.159cm" svg:x="9.763cm" svg:y="7.253cm">
          <text:p text:style-name="P1">snapserver</text:p>
          <text:p text:style-name="P1"><text:span text:style-name="T1">(server B1)</text:span></text:p>
          <draw:enhanced-geometry svg:viewBox="0 0 21600 21600" draw:type="rectangle" draw:enhanced-path="M 0 0 L 21600 0 21600 21600 0 21600 0 0 Z N"/>
        </draw:custom-shape>
        <draw:custom-shape draw:style-name="gr2" draw:text-style-name="P1" xml:id="id7" draw:id="id7" draw:layer="layout" svg:width="3.429cm" svg:height="2.159cm" svg:x="12.049cm" svg:y="10.047cm">
          <text:p text:style-name="P1">snapserver</text:p>
          <text:p text:style-name="P1"><text:span text:style-name="T1">(server B2)</text:span></text:p>
          <draw:enhanced-geometry svg:viewBox="0 0 21600 21600" draw:type="rectangle" draw:enhanced-path="M 0 0 L 21600 0 21600 21600 0 21600 0 0 Z N"/>
        </draw:custom-shape>
        <draw:custom-shape draw:style-name="gr2" draw:text-style-name="P1" xml:id="id8" draw:id="id8" draw:layer="layout" svg:width="3.429cm" svg:height="2.159cm" svg:x="14.589cm" svg:y="12.587cm">
          <text:p text:style-name="P1">snapserver</text:p>
          <text:p text:style-name="P1"><text:span text:style-name="T1">(server B3)</text:span></text:p>
          <draw:enhanced-geometry svg:viewBox="0 0 21600 21600" draw:type="rectangle" draw:enhanced-path="M 0 0 L 21600 0 21600 21600 0 21600 0 0 Z N"/>
        </draw:custom-shape>
        <draw:connector draw:style-name="gr3" draw:text-style-name="P1" draw:layer="layout" svg:x1="5.762cm" svg:y1="5.602cm" svg:x2="2.968cm" svg:y2="7.253cm" draw:start-shape="id1" draw:start-glue-point="2" draw:end-shape="id2" draw:end-glue-point="0" svg:d="m5762 5602v825h-2794v826" svg:viewBox="0 0 2795 1652">
          <text:p/>
        </draw:connector>
        <draw:connector draw:style-name="gr3" draw:text-style-name="P1" draw:layer="layout" svg:x1="5.762cm" svg:y1="5.602cm" svg:x2="5cm" svg:y2="10.047cm" draw:start-shape="id1" draw:start-glue-point="2" draw:end-shape="id3" svg:d="m5762 5602v2222h-762v2223" svg:viewBox="0 0 763 4446">
          <text:p/>
        </draw:connector>
        <draw:connector draw:style-name="gr3" draw:text-style-name="P1" draw:layer="layout" svg:x1="5.762cm" svg:y1="5.602cm" svg:x2="7.286cm" svg:y2="12.587cm" draw:start-shape="id1" draw:start-glue-point="2" draw:end-shape="id4" draw:end-glue-point="0" svg:d="m5762 5602v3492h1524v3493" svg:viewBox="0 0 1525 6986">
          <text:p/>
        </draw:connector>
        <draw:connector draw:style-name="gr3" draw:text-style-name="P1" draw:layer="layout" svg:x1="14.525cm" svg:y1="5.602cm" svg:x2="11.477cm" svg:y2="7.253cm" draw:start-shape="id5" draw:start-glue-point="2" draw:end-shape="id6" draw:end-glue-point="0" svg:d="m14525 5602v825h-3048v826" svg:viewBox="0 0 3049 1652">
          <text:p/>
        </draw:connector>
        <draw:connector draw:style-name="gr3" draw:text-style-name="P1" draw:layer="layout" svg:x1="14.525cm" svg:y1="5.602cm" svg:x2="13.763cm" svg:y2="10.047cm" draw:start-shape="id5" draw:start-glue-point="2" draw:end-shape="id7" svg:d="m14525 5602v2222h-762v2223" svg:viewBox="0 0 763 4446">
          <text:p/>
        </draw:connector>
        <draw:connector draw:style-name="gr3" draw:text-style-name="P1" draw:layer="layout" svg:x1="14.525cm" svg:y1="5.602cm" svg:x2="16.303cm" svg:y2="12.587cm" draw:start-shape="id5" draw:start-glue-point="2" draw:end-shape="id8" draw:end-glue-point="0" svg:d="m14525 5602v3492h1778v3493" svg:viewBox="0 0 1779 6986">
          <text:p/>
        </draw:connector>
        <draw:custom-shape draw:style-name="gr4" draw:text-style-name="P1" xml:id="id10" draw:id="id10" draw:layer="layout" svg:width="3.429cm" svg:height="2.159cm" svg:x="2.778cm" svg:y="17.032cm">
          <text:p text:style-name="P1">Cassandra</text:p>
          <text:p text:style-name="P1"><text:span text:style-name="T1">(server C1)</text:span></text:p>
          <draw:enhanced-geometry svg:viewBox="0 0 21600 21600" draw:type="rectangle" draw:enhanced-path="M 0 0 L 21600 0 21600 21600 0 21600 0 0 Z N"/>
        </draw:custom-shape>
        <draw:custom-shape draw:style-name="gr4" draw:text-style-name="P1" xml:id="id11" draw:id="id11" draw:layer="layout" svg:width="3.429cm" svg:height="2.159cm" svg:x="7.985cm" svg:y="17.032cm">
          <text:p text:style-name="P1">Cassandra</text:p>
          <text:p text:style-name="P1"><text:span text:style-name="T1">(server C2)</text:span></text:p>
          <draw:enhanced-geometry svg:viewBox="0 0 21600 21600" draw:type="rectangle" draw:enhanced-path="M 0 0 L 21600 0 21600 21600 0 21600 0 0 Z N"/>
        </draw:custom-shape>
        <draw:custom-shape draw:style-name="gr4" draw:text-style-name="P1" xml:id="id12" draw:id="id12" draw:layer="layout" svg:width="3.429cm" svg:height="2.159cm" svg:x="13.319cm" svg:y="17.032cm">
          <text:p text:style-name="P1">Cassandra</text:p>
          <text:p text:style-name="P1"><text:span text:style-name="T1">(server C3)</text:span></text:p>
          <draw:enhanced-geometry svg:viewBox="0 0 21600 21600" draw:type="rectangle" draw:enhanced-path="M 0 0 L 21600 0 21600 21600 0 21600 0 0 Z N"/>
        </draw:custom-shape>
        <draw:custom-shape draw:style-name="gr4" draw:text-style-name="P1" xml:id="id9" draw:id="id9" draw:layer="layout" svg:width="3.429cm" svg:height="2.159cm" svg:x="2.778cm" svg:y="20.842cm">
          <text:p text:style-name="P1">Cassandra</text:p>
          <text:p text:style-name="P1"><text:span text:style-name="T1">(server C4)</text:span></text:p>
          <draw:enhanced-geometry svg:viewBox="0 0 21600 21600" draw:type="rectangle" draw:enhanced-path="M 0 0 L 21600 0 21600 21600 0 21600 0 0 Z N"/>
        </draw:custom-shape>
        <draw:custom-shape draw:style-name="gr4" draw:text-style-name="P1" xml:id="id13" draw:id="id13" draw:layer="layout" svg:width="3.429cm" svg:height="2.159cm" svg:x="13.319cm" svg:y="20.842cm">
          <text:p text:style-name="P1">Cassandra</text:p>
          <text:p text:style-name="P1"><text:span text:style-name="T1">(server C6)</text:span></text:p>
          <draw:enhanced-geometry svg:viewBox="0 0 21600 21600" draw:type="rectangle" draw:enhanced-path="M 0 0 L 21600 0 21600 21600 0 21600 0 0 Z N"/>
        </draw:custom-shape>
        <draw:connector draw:style-name="gr3" draw:text-style-name="P1" draw:layer="layout" draw:line-skew="0cm -0.768cm" svg:x1="2.968cm" svg:y1="9.412cm" svg:x2="2.778cm" svg:y2="21.921cm" draw:start-shape="id2" draw:start-glue-point="2" draw:end-shape="id9" draw:end-glue-point="3" svg:d="m2968 9412v5714h-1460v6795h1270" svg:viewBox="0 0 1461 12510">
          <text:p/>
        </draw:connector>
        <draw:connector draw:style-name="gr3" draw:text-style-name="P1" draw:layer="layout" svg:x1="5cm" svg:y1="12.206cm" svg:x2="4.492cm" svg:y2="17.032cm" draw:start-shape="id3" draw:start-glue-point="2" draw:end-shape="id10" draw:end-glue-point="0" svg:d="m5000 12206v2412h-508v2414" svg:viewBox="0 0 509 4827">
          <text:p/>
        </draw:connector>
        <draw:connector draw:style-name="gr3" draw:text-style-name="P1" draw:layer="layout" svg:x1="7.286cm" svg:y1="14.746cm" svg:x2="4.492cm" svg:y2="17.032cm" draw:start-shape="id4" draw:start-glue-point="2" draw:end-shape="id10" draw:end-glue-point="0" svg:d="m7286 14746v1142h-2794v1144" svg:viewBox="0 0 2795 2287">
          <text:p/>
        </draw:connector>
        <draw:connector draw:style-name="gr3" draw:text-style-name="P1" draw:layer="layout" svg:x1="11.477cm" svg:y1="9.412cm" svg:x2="9.699cm" svg:y2="17.032cm" draw:start-shape="id6" draw:start-glue-point="2" draw:end-shape="id11" svg:d="m11477 9412v3809h-1778v3811" svg:viewBox="0 0 1779 7621">
          <text:p/>
        </draw:connector>
        <draw:connector draw:style-name="gr3" draw:text-style-name="P1" draw:layer="layout" draw:line-skew="1.017cm" svg:x1="13.763cm" svg:y1="12.206cm" svg:x2="15.033cm" svg:y2="17.032cm" draw:start-shape="id7" draw:start-glue-point="2" draw:end-shape="id12" svg:d="m13763 12206v3429h1270v1397" svg:viewBox="0 0 1271 4827">
          <text:p/>
        </draw:connector>
        <draw:connector draw:style-name="gr3" draw:text-style-name="P1" draw:layer="layout" draw:line-skew="-1.65cm" svg:x1="16.303cm" svg:y1="14.746cm" svg:x2="16.748cm" svg:y2="21.921cm" draw:start-shape="id8" draw:start-glue-point="2" draw:end-shape="id13" draw:end-glue-point="1" svg:d="m16303 14746v1397h2223v5778h-1778" svg:viewBox="0 0 2224 7176">
          <text:p/>
        </draw:connector>
        <draw:connector draw:style-name="gr3" draw:text-style-name="P1" draw:layer="layout" svg:x1="6.207cm" svg:y1="18.111cm" svg:x2="7.985cm" svg:y2="18.111cm" draw:start-shape="id10" draw:start-glue-point="1" draw:end-shape="id11" draw:end-glue-point="3" svg:d="m6207 18111h1778" svg:viewBox="0 0 1779 1">
          <text:p/>
        </draw:connector>
        <draw:connector draw:style-name="gr3" draw:text-style-name="P1" draw:layer="layout" svg:x1="11.414cm" svg:y1="18.111cm" svg:x2="13.319cm" svg:y2="18.111cm" draw:start-shape="id11" draw:start-glue-point="1" draw:end-shape="id12" draw:end-glue-point="3" svg:d="m11414 18111h1905" svg:viewBox="0 0 1906 1">
          <text:p/>
        </draw:connector>
        <draw:connector draw:style-name="gr3" draw:text-style-name="P1" draw:layer="layout" svg:x1="15.033cm" svg:y1="19.191cm" svg:x2="15.033cm" svg:y2="20.842cm" draw:start-shape="id12" draw:start-glue-point="2" draw:end-shape="id13" draw:end-glue-point="0" svg:d="m15033 19191v1651" svg:viewBox="0 0 1 1652">
          <text:p/>
        </draw:connector>
        <draw:connector draw:style-name="gr3" draw:text-style-name="P1" draw:layer="layout" svg:x1="15.033cm" svg:y1="23.001cm" svg:x2="15.033cm" svg:y2="24.643cm" draw:start-shape="id13" draw:start-glue-point="2" draw:end-shape="id14" draw:end-glue-point="0" svg:d="m15033 23001v1642" svg:viewBox="0 0 1 1643">
          <text:p/>
        </draw:connector>
        <draw:connector draw:style-name="gr3" draw:text-style-name="P1" draw:layer="layout" svg:x1="4.492cm" svg:y1="23.001cm" svg:x2="4.492cm" svg:y2="24.643cm" draw:start-shape="id9" draw:start-glue-point="2" draw:end-shape="id15" draw:end-glue-point="0" svg:d="m4492 23001v1642" svg:viewBox="0 0 1 1643">
          <text:p/>
        </draw:connector>
        <draw:connector draw:style-name="gr3" draw:text-style-name="P1" draw:layer="layout" svg:x1="4.492cm" svg:y1="20.842cm" svg:x2="4.492cm" svg:y2="19.191cm" draw:start-shape="id9" draw:start-glue-point="0" draw:end-shape="id10" draw:end-glue-point="2" svg:d="m4492 20842v-1651" svg:viewBox="0 0 1 1652">
          <text:p/>
        </draw:connector>
        <draw:custom-shape draw:style-name="gr4" draw:text-style-name="P1" xml:id="id15" draw:id="id15" draw:layer="layout" svg:width="3.429cm" svg:height="2.159cm" svg:x="2.778cm" svg:y="24.643cm">
          <text:p text:style-name="P1">Cassandra</text:p>
          <text:p text:style-name="P1"><text:span text:style-name="T1">(server C7)</text:span></text:p>
          <draw:enhanced-geometry svg:viewBox="0 0 21600 21600" draw:type="rectangle" draw:enhanced-path="M 0 0 L 21600 0 21600 21600 0 21600 0 0 Z N"/>
        </draw:custom-shape>
        <draw:custom-shape draw:style-name="gr4" draw:text-style-name="P1" xml:id="id16" draw:id="id16" draw:layer="layout" svg:width="3.429cm" svg:height="2.159cm" svg:x="7.985cm" svg:y="24.643cm">
          <text:p text:style-name="P1">Cassandra</text:p>
          <text:p text:style-name="P1"><text:span text:style-name="T1">(server C8)</text:span></text:p>
          <draw:enhanced-geometry svg:viewBox="0 0 21600 21600" draw:type="rectangle" draw:enhanced-path="M 0 0 L 21600 0 21600 21600 0 21600 0 0 Z N"/>
        </draw:custom-shape>
        <draw:custom-shape draw:style-name="gr4" draw:text-style-name="P1" xml:id="id14" draw:id="id14" draw:layer="layout" svg:width="3.429cm" svg:height="2.159cm" svg:x="13.319cm" svg:y="24.643cm">
          <text:p text:style-name="P1">Cassandra</text:p>
          <text:p text:style-name="P1"><text:span text:style-name="T1">(server C9)</text:span></text:p>
          <draw:enhanced-geometry svg:viewBox="0 0 21600 21600" draw:type="rectangle" draw:enhanced-path="M 0 0 L 21600 0 21600 21600 0 21600 0 0 Z N"/>
        </draw:custom-shape>
        <draw:connector draw:style-name="gr3" draw:text-style-name="P1" draw:layer="layout" svg:x1="13.319cm" svg:y1="25.722cm" svg:x2="11.414cm" svg:y2="25.722cm" draw:start-shape="id14" draw:start-glue-point="3" draw:end-shape="id16" draw:end-glue-point="1" svg:d="m13319 25722h-1905" svg:viewBox="0 0 1906 1">
          <text:p/>
        </draw:connector>
        <draw:connector draw:style-name="gr3" draw:text-style-name="P1" draw:layer="layout" svg:x1="6.207cm" svg:y1="25.722cm" svg:x2="7.985cm" svg:y2="25.722cm" draw:start-shape="id15" draw:start-glue-point="1" draw:end-shape="id16" draw:end-glue-point="3" svg:d="m6207 25722h1778" svg:viewBox="0 0 1779 1">
          <text:p/>
        </draw:connector>
        <draw:connector draw:style-name="gr3" draw:text-style-name="P1" draw:layer="layout" svg:x1="9.699cm" svg:y1="22.844cm" svg:x2="9.699cm" svg:y2="24.643cm" draw:start-shape="id17" draw:start-glue-point="2" draw:end-shape="id16" draw:end-glue-point="0" svg:d="m9699 22844v1799" svg:viewBox="0 0 1 1800">
          <text:p/>
        </draw:connector>
        <draw:custom-shape draw:style-name="gr5" draw:text-style-name="P2" xml:id="id18" draw:id="id18" draw:layer="layout" svg:width="3.556cm" svg:height="1.778cm" svg:x="8.239cm" svg:y="1cm">
          <text:p text:style-name="P1"><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svg:x1="8.239cm" svg:y1="1.889cm" svg:x2="5.762cm" svg:y2="3.189cm" draw:start-shape="id18" draw:start-glue-point="3" draw:end-shape="id1" draw:end-glue-point="0" svg:d="m8239 1889h-2477v1300" svg:viewBox="0 0 2478 1301">
          <text:p/>
        </draw:connector>
        <draw:connector draw:style-name="gr3" draw:text-style-name="P1" draw:layer="layout" svg:x1="11.795cm" svg:y1="1.889cm" svg:x2="14.525cm" svg:y2="3.189cm" draw:start-shape="id18" draw:start-glue-point="1" draw:end-shape="id5" draw:end-glue-point="0" svg:d="m11795 1889h2730v1300" svg:viewBox="0 0 2731 1301">
          <text:p/>
        </draw:connector>
        <draw:custom-shape draw:style-name="gr6" draw:text-style-name="P1" xml:id="id17" draw:id="id17" draw:layer="layout" svg:width="3.175cm" svg:height="2.159cm" svg:x="8.112cm" svg:y="20.685cm">
          <text:p text:style-name="P1">snap<text:line-break/>backend</text:p>
          <text:p text:style-name="P1"><text:span text:style-name="T1">(server D1)</text:span></text:p>
          <draw:enhanced-geometry svg:viewBox="0 0 21600 21600" draw:mirror-horizontal="false" draw:mirror-vertical="false" draw:type="rectangle" draw:enhanced-path="M 0 0 L 21600 0 21600 21600 0 21600 0 0 Z N"/>
        </draw:custom-shape>
        <draw:custom-shape draw:style-name="gr6" draw:text-style-name="P1" xml:id="id19" draw:id="id19" draw:layer="layout" svg:width="2.953cm" svg:height="2.159cm" svg:x="17.637cm" svg:y="22.463cm">
          <text:p text:style-name="P1">snap<text:line-break/>backend</text:p>
          <text:p text:style-name="P1"><text:span text:style-name="T1">(server D2)</text:span></text:p>
          <draw:enhanced-geometry svg:viewBox="0 0 21600 21600" draw:mirror-horizontal="false" draw:mirror-vertical="false" draw:type="rectangle" draw:enhanced-path="M 0 0 L 21600 0 21600 21600 0 21600 0 0 Z N"/>
        </draw:custom-shape>
        <draw:connector draw:style-name="gr7" draw:text-style-name="P1" draw:layer="layout" svg:x1="19.113cm" svg:y1="24.622cm" svg:x2="16.748cm" svg:y2="25.722cm" draw:start-shape="id19" draw:start-glue-point="2" draw:end-shape="id14" draw:end-glue-point="1" svg:d="m19113 24622v1100h-2365" svg:viewBox="0 0 2366 11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is Wilke</meta:initial-creator>
    <meta:creation-date>2013-12-29T14:14:09</meta:creation-date>
    <dc:date>2013-12-29T14:58:12</dc:date>
    <dc:creator>Alexis Wilke</dc:creator>
    <meta:editing-duration>PT23M51S</meta:editing-duration>
    <meta:editing-cycles>5</meta:editing-cycles>
    <meta:generator>LibreOffice/4.0.2.2$Linux_X86_64 LibreOffice_project/400m0$Build-2</meta:generator>
    <meta:document-statistic meta:object-count="43"/>
  </office:meta>
</office:document-meta>
</file>